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9.476cm"/>
    </style:style>
    <style:style style:name="co3" style:family="table-column">
      <style:table-column-properties fo:break-before="auto" style:column-width="20.99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p1_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/>
          <table:table-cell office:value-type="string" calcext:value-type="string">
            <text:p>Change</text:p>
          </table:table-cell>
          <table:table-cell table:style-name="ce1" office:value-type="string" calcext:value-type="string">
            <text:p>Scenario</text:p>
          </table:table-cell>
          <table:table-cell table:style-name="ce1" office:value-type="string" calcext:value-type="string">
            <text:p>Throughput</text:p>
          </table:table-cell>
        </table:table-row>
        <table:table-row table:style-name="ro1">
          <table:table-cell/>
          <table:table-cell table:style-name="ce1" office:value-type="string" calcext:value-type="string">
            <text:p>CPUPROFILE=debug.out TM=RL_EA_UL X10_NTHREADS=1 ./STMBench.debug -t 1 -w -1 -d 5000 -n 1 -h 1 -o 10 -u 0.5</text:p>
          </table:table-cell>
          <table:table-cell/>
          <table:table-cell table:style-name="ce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NextTransactionMembers <text:s text:c="2"/>3.4%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re-allocate virtual members <text:s/></text:p>
          </table:table-cell>
          <table:table-cell office:value-type="string" calcext:value-type="string">
            <text:p>NextTransactionMembers <text:s text:c="2"/>disappeared</text:p>
          </table:table-cell>
          <table:table-cell office:value-type="float" office:value="337" calcext:value-type="float">
            <text:p>33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optimize nextTransactionMembers remove map</text:p>
          </table:table-cell>
          <table:table-cell office:value-type="string" calcext:value-type="string">
            <text:p>NextRandomOperations 28%</text:p>
          </table:table-cell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optimize nextTransactionOperations</text:p>
          </table:table-cell>
          <table:table-cell office:value-type="string" calcext:value-type="string">
            <text:p>NextRandomOperations 8.7%, <text:s/>gcMalloc 29.3%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re-allocate TxLog rail (1000)</text:p>
          </table:table-cell>
          <table:table-cell office:value-type="string" calcext:value-type="string">
            <text:p>GcMalloc <text:s text:c="2"/>25.4%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re-allocate TxLog rail (100)</text:p>
          </table:table-cell>
          <table:table-cell office:value-type="string" calcext:value-type="string">
            <text:p>GcMalloc <text:s text:c="2"/>26.5%, string_plus 5%, nextRandOp 13%, snprintf_chk=3.4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educe string operations in NextRandOperations (100)</text:p>
          </table:table-cell>
          <table:table-cell office:value-type="string" calcext:value-type="string">
            <text:p>Gc_malloc 27.5%, string_plus 3.5%, nextRandOp <text:s/>6.9%, snprintf_chk=2.9</text:p>
          </table:table-cell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nextRandomOperation sort longs</text:p>
          </table:table-cell>
          <table:table-cell office:value-type="string" calcext:value-type="string">
            <text:p>Gc_malloc 32.4%, string_plus 3.8%, nextRandOp <text:s/>8%, snprintf_chk=GONE, memU.lockRead=6.3, memU.lockWrite=4.3</text:p>
          </table:table-cell>
          <table:table-cell office:value-type="float" office:value="416" calcext:value-type="float">
            <text:p>416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Readers set made a growable rail of 5</text:p>
          </table:table-cell>
          <table:table-cell office:value-type="string" calcext:value-type="string">
            <text:p>GC_malloc 20.6%, string_plus 6.5%, nextRandOp 11.8%, snprintf_chk=4.7, memU.lockRead=3.2, memU.lockWrite=3.7</text:p>
            <text:p>GetAtomicValueLocked 3.2%, logInitialIfNotLogged=43</text:p>
          </table:table-cell>
          <table:table-cell office:value-type="float" office:value="525" calcext:value-type="float">
            <text:p>525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AtomicValue class removed</text:p>
          </table:table-cell>
          <table:table-cell office:value-type="string" calcext:value-type="string">
            <text:p>GC_malloc 22%, string_plus 6.9%   , nextRanOp 11%</text:p>
            <text:p>InitializeTxKeyLog  5.6%, LogInitialIfNotLogged=40%</text:p>
          </table:table-cell>
          <table:table-cell office:value-type="float" office:value="531" calcext:value-type="float">
            <text:p>53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TMBench keys without “key”</text:p>
          </table:table-cell>
          <table:table-cell office:value-type="string" calcext:value-type="string">
            <text:p>GC_malloc <text:span text:style-name="T1">21.7</text:span>   , NextRandomOp 7.8%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7">00/00/0000</text:date>, <text:time style:data-style-name="N2" text:time-value="11:10:23.35252300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6T12:22:23.582101516</meta:creation-date>
    <meta:generator>LibreOffice/4.2.8.2$Linux_X86_64 LibreOffice_project/420m0$Build-2</meta:generator>
    <dc:date>2017-05-27T14:53:34.287132857</dc:date>
    <meta:editing-duration>PT12H10M49S</meta:editing-duration>
    <meta:editing-cycles>37</meta:editing-cycles>
    <meta:document-statistic meta:table-count="1" meta:cell-count="47" meta:object-count="0"/>
  </office:meta>
</office:document-meta>
</file>